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6pt" style:font-size-asian="16pt" style:font-size-complex="16pt"/>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justify" style:justify-single-word="false" fo:break-before="page"/>
    </style:style>
    <style:style style:name="T1"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1">Madame, Monsieur,</text:span></text:span></text:p>
      <text:p text:style-name="P2">Le cycle d’ingénieur EPITA, avec ses stages intégrés et sa pédagogie axée sur les projets en équipe, m’attire particulièrement. Je suis convaincu que cette méthode est idéale pour progresser dans un domaine comme l’informatique.</text:p>
      <text:p text:style-name="P2">Passionné par l’informatique, notamment la programmation bas niveau et l’électronique, je programme depuis plusieurs années en C++ et Python pour réaliser divers projets personnels. Parmi eux, j’ai recréé Tetris et le jeu de la vie de John Horton Conway, disponibles sur GitHub. J’ai aussi exploré des bibliothèques graphiques comme SDL et OpenGL, les procédés de compilation et l’architecture des ordinateurs, concevant notamment un processeur programmable en environnement simulé. Lors des journées portes ouvertes, mes échanges avec étudiants et professeurs ont confirmé que les matières enseignées correspondent à mes centres d’intérêt. J’ai également participé à la journée de préparation au concours Advance pour maximiser mes chances d’admission.</text:p>
      <text:p text:style-name="P2">EPITA est, selon moi, la porte idéale pour approfondir mes compétences en IA et en architectures réseau, tout en renforçant mes connaissances en mathématiques et en physique, essentielles pour réussir dans l’ingénierie. J’aimerais aussi, un jour, profiter de l’EPITA Startup Lab pour concrétiser un projet entrepreneurial.</text:p>
      <text:p text:style-name="P2">Je vous remercie de l’attention portée à ma candidature.</text:p>
      <text:p text:style-name="Text_20_body"><text:span text:style-name="Strong_20_Emphasis"><text:span text:style-name="T1">Veuillez agréer, Madame, Monsieur, l’expression de mes salutations distinguées.</text:span></text:span></text:p>
      <text:p text:style-name="P1"><text:span text:style-name="Strong_20_Emphasis"><text:span text:style-name="T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4T13:45:39.402551739</meta:creation-date>
    <dc:date>2025-03-30T16:47:16.557000000</dc:date>
    <meta:editing-duration>PT2H6M34S</meta:editing-duration>
    <meta:editing-cycles>26</meta:editing-cycles>
    <meta:generator>LibreOffice/7.2.4.1$Windows_X86_64 LibreOffice_project/27d75539669ac387bb498e35313b970b7fe9c4f9</meta:generator>
    <meta:document-statistic meta:table-count="0" meta:image-count="0" meta:object-count="0" meta:page-count="1" meta:paragraph-count="6" meta:word-count="206" meta:character-count="1455" meta:non-whitespace-character-count="1255"/>
  </office:meta>
</office:document-meta>
</file>